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use-window-font-color="true" style:font-name="Consolas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Liberation Serif"/>
    </style:style>
    <style:style style:name="T4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-complex="Times New Roman" style:font-name="Times New Roman"/>
    </style:style>
    <style:style style:name="T5" style:family="text">
      <style:text-properties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style-complex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style-name="ce4" office:value-type="string" calcext:value-type="string">
            <text:p>15.0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7.5 <text:s text:c="2"/>et <text:s text:c="2"/>7.5</text:p>
          </table:table-cell>
          <table:table-cell table:style-name="ce4" office:value-type="string" calcext:value-type="string">
            <text:p>7.5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14 <text:s/>et <text:s text:c="2"/>7</text:p>
          </table:table-cell>
          <table:table-cell table:style-name="ce4" office:value-type="string" calcext:value-type="string">
            <text:p>10.5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style-name="ce4" office:value-type="string" calcext:value-type="string">
            <text:p>6.1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style-name="ce4" office:value-type="string" calcext:value-type="string">
            <text:p>12.70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5:02:57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1-09-06T15:03:16.560000000</dc:date>
    <meta:editing-duration>PT11M22S</meta:editing-duration>
    <meta:editing-cycles>4</meta:editing-cycles>
    <meta:document-statistic meta:table-count="1" meta:cell-count="35" meta:object-count="0"/>
  </office:meta>
</office:document-meta>
</file>